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Ubuntu Java 8 Orac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untu Java 8 Orac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.B6:.B105])" office:value-type="float" office:value="92.06" calcext:value-type="float">
            <text:p>92,06</text:p>
          </table:table-cell>
          <table:table-cell/>
          <table:table-cell office:value-type="string" calcext:value-type="string">
            <text:p>Czas</text:p>
          </table:table-cell>
          <table:table-cell table:formula="of:=AVERAGE([.E6:.E105])" office:value-type="float" office:value="61.93" calcext:value-type="float">
            <text:p>61,93</text:p>
          </table:table-cell>
          <table:table-cell/>
          <table:table-cell office:value-type="string" calcext:value-type="string">
            <text:p>Czas</text:p>
          </table:table-cell>
          <table:table-cell table:formula="of:=AVERAGE([.H6:.H105])" office:value-type="float" office:value="1.32" calcext:value-type="float">
            <text:p>1,32</text:p>
          </table:table-cell>
          <table:table-cell office:value-type="string" calcext:value-type="string">
            <text:p>Wynik</text:p>
          </table:table-cell>
          <table:table-cell table:style-name="ce1" table:formula="of:=COUNTIF([.J6:.J105]; 0)/COUNT([.J6:.J105])" office:value-type="percentage" office:value="0.39" calcext:value-type="percentage">
            <text:p>39,00%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-113542" calcext:value-type="float">
            <text:p>-113542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-108728" calcext:value-type="float">
            <text:p>-108728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6015" calcext:value-type="float">
            <text:p>-746015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53311" calcext:value-type="float">
            <text:p>-6533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4912" calcext:value-type="float">
            <text:p>-8049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4064" calcext:value-type="float">
            <text:p>-684064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8304" calcext:value-type="float">
            <text:p>-71830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4192" calcext:value-type="float">
            <text:p>-564192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20256" calcext:value-type="float">
            <text:p>-820256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05936" calcext:value-type="float">
            <text:p>-605936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8128" calcext:value-type="float">
            <text:p>-76812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02784" calcext:value-type="float">
            <text:p>-90278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08400" calcext:value-type="float">
            <text:p>-60840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58928" calcext:value-type="float">
            <text:p>-658928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17408" calcext:value-type="float">
            <text:p>-617408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42192" calcext:value-type="float">
            <text:p>-742192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11952" calcext:value-type="float">
            <text:p>-61195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800" calcext:value-type="float">
            <text:p>-6880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91072" calcext:value-type="float">
            <text:p>-29107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89920" calcext:value-type="float">
            <text:p>-58992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52544" calcext:value-type="float">
            <text:p>-65254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29584" calcext:value-type="float">
            <text:p>-329584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5616" calcext:value-type="float">
            <text:p>-565616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894544" calcext:value-type="float">
            <text:p>-894544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80224" calcext:value-type="float">
            <text:p>-380224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35696" calcext:value-type="float">
            <text:p>-635696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8240" calcext:value-type="float">
            <text:p>-71824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54656" calcext:value-type="float">
            <text:p>-654656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25296" calcext:value-type="float">
            <text:p>-32529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98848" calcext:value-type="float">
            <text:p>-598848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801647" calcext:value-type="float">
            <text:p>801647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38256" calcext:value-type="float">
            <text:p>-538256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15616" calcext:value-type="float">
            <text:p>-815616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43504" calcext:value-type="float">
            <text:p>-94350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2143" calcext:value-type="float">
            <text:p>-712143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39855" calcext:value-type="float">
            <text:p>-639855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27264" calcext:value-type="float">
            <text:p>-627264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34816" calcext:value-type="float">
            <text:p>-43481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361680" calcext:value-type="float">
            <text:p>-36168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14576" calcext:value-type="float">
            <text:p>-114576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995120" calcext:value-type="float">
            <text:p>-99512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Ubuntu Java 7 Oracle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untu Java 7 Orac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'Ubuntu Java 7 Oracle'.B5:.B104])" office:value-type="float" office:value="148.367346938776" calcext:value-type="float">
            <text:p>148,3673469388</text:p>
          </table:table-cell>
          <table:table-cell/>
          <table:table-cell office:value-type="string" calcext:value-type="string">
            <text:p>Czas</text:p>
          </table:table-cell>
          <table:table-cell table:formula="of:=AVERAGE(['Ubuntu Java 7 Oracle'.E5:.E104])" office:value-type="float" office:value="123.367346938776" calcext:value-type="float">
            <text:p>123,3673469388</text:p>
          </table:table-cell>
          <table:table-cell/>
          <table:table-cell office:value-type="string" calcext:value-type="string">
            <text:p>Czas</text:p>
          </table:table-cell>
          <table:table-cell table:formula="of:=AVERAGE([.H7:.H106])" office:value-type="float" office:value="1.08" calcext:value-type="float">
            <text:p>1,08</text:p>
          </table:table-cell>
          <table:table-cell office:value-type="string" calcext:value-type="string">
            <text:p>Wynik</text:p>
          </table:table-cell>
          <table:table-cell table:style-name="ce1" table:formula="of:=COUNTIF([.J7:.J106]; 0)/COUNT([.J7:.K106])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87632" calcext:value-type="float">
            <text:p>-28763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89856" calcext:value-type="float">
            <text:p>-789856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7184" calcext:value-type="float">
            <text:p>-27184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3712" calcext:value-type="float">
            <text:p>-473712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95232" calcext:value-type="float">
            <text:p>-79523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36832" calcext:value-type="float">
            <text:p>-33683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01600" calcext:value-type="float">
            <text:p>-2016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48607" calcext:value-type="float">
            <text:p>-54860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01840" calcext:value-type="float">
            <text:p>-301840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9280" calcext:value-type="float">
            <text:p>-47928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70752" calcext:value-type="float">
            <text:p>-170752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7488" calcext:value-type="float">
            <text:p>-87488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3872" calcext:value-type="float">
            <text:p>-683872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3456" calcext:value-type="float">
            <text:p>-693456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6080" calcext:value-type="float">
            <text:p>-71608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60464" calcext:value-type="float">
            <text:p>-860464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4447" calcext:value-type="float">
            <text:p>-694447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5488" calcext:value-type="float">
            <text:p>-715488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39792" calcext:value-type="float">
            <text:p>-639792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7392" calcext:value-type="float">
            <text:p>-707392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29584" calcext:value-type="float">
            <text:p>-32958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0336" calcext:value-type="float">
            <text:p>-690336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3792" calcext:value-type="float">
            <text:p>-713792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6880" calcext:value-type="float">
            <text:p>-71688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8992" calcext:value-type="float">
            <text:p>-708992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5984" calcext:value-type="float">
            <text:p>-68598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5328" calcext:value-type="float">
            <text:p>-51532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9872" calcext:value-type="float">
            <text:p>-56987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5856" calcext:value-type="float">
            <text:p>-67585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4384" calcext:value-type="float">
            <text:p>-704384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75792" calcext:value-type="float">
            <text:p>-675792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3440" calcext:value-type="float">
            <text:p>-403440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16912" calcext:value-type="float">
            <text:p>-216912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1536" calcext:value-type="float">
            <text:p>-781536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991904" calcext:value-type="float">
            <text:p>-991904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8704" calcext:value-type="float">
            <text:p>-688704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9776" calcext:value-type="float">
            <text:p>-709776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95744" calcext:value-type="float">
            <text:p>-795744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1552" calcext:value-type="float">
            <text:p>-711552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9552" calcext:value-type="float">
            <text:p>-719552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7600" calcext:value-type="float">
            <text:p>-71760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5488" calcext:value-type="float">
            <text:p>-695488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1663" calcext:value-type="float">
            <text:p>-701663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6480" calcext:value-type="float">
            <text:p>-71648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1472" calcext:value-type="float">
            <text:p>-711472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0240" calcext:value-type="float">
            <text:p>-72024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51056" calcext:value-type="float">
            <text:p>-95105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3104" calcext:value-type="float">
            <text:p>-74310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6176" calcext:value-type="float">
            <text:p>-706176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2432" calcext:value-type="float">
            <text:p>-682432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690336" calcext:value-type="float">
            <text:p>-690336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11648" calcext:value-type="float">
            <text:p>-511648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77824" calcext:value-type="float">
            <text:p>-47782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7280" calcext:value-type="float">
            <text:p>-67728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5728" calcext:value-type="float">
            <text:p>-705728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8032" calcext:value-type="float">
            <text:p>-708032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2464" calcext:value-type="float">
            <text:p>-75246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2624" calcext:value-type="float">
            <text:p>-712624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9920" calcext:value-type="float">
            <text:p>-76992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16016" calcext:value-type="float">
            <text:p>-416016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2192" calcext:value-type="float">
            <text:p>-752192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13152" calcext:value-type="float">
            <text:p>-81315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5536" calcext:value-type="float">
            <text:p>-80553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95264" calcext:value-type="float">
            <text:p>-795264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91376" calcext:value-type="float">
            <text:p>-791376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5184" calcext:value-type="float">
            <text:p>-80518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8160" calcext:value-type="float">
            <text:p>-51816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94416" calcext:value-type="float">
            <text:p>-594416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31472" calcext:value-type="float">
            <text:p>-83147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04640" calcext:value-type="float">
            <text:p>-40464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19743" calcext:value-type="float">
            <text:p>-519743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25184" calcext:value-type="float">
            <text:p>-52518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OpenJDK 7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OpenJDK 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'OpenJDK 7'.B6:.B105])" office:value-type="float" office:value="130.816326530612" calcext:value-type="float">
            <text:p>130,8163265306</text:p>
          </table:table-cell>
          <table:table-cell/>
          <table:table-cell office:value-type="string" calcext:value-type="string">
            <text:p>Czas</text:p>
          </table:table-cell>
          <table:table-cell table:formula="of:=AVERAGE(['OpenJDK 7'.E6:.E105])" office:value-type="float" office:value="122.010204081633" calcext:value-type="float">
            <text:p>122,0102040816</text:p>
          </table:table-cell>
          <table:table-cell/>
          <table:table-cell office:value-type="string" calcext:value-type="string">
            <text:p>Czas</text:p>
          </table:table-cell>
          <table:table-cell table:formula="of:=AVERAGE(['OpenJDK 7'.H6:.H105])" office:value-type="float" office:value="1.3265306122449" calcext:value-type="float">
            <text:p>1,3265306122</text:p>
          </table:table-cell>
          <table:table-cell office:value-type="string" calcext:value-type="string">
            <text:p>Wynik</text:p>
          </table:table-cell>
          <table:table-cell table:style-name="ce1" table:formula="of:=COUNTIF([.J8:.J107]; 0)/COUNT([.J8:.J107])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60288" calcext:value-type="float">
            <text:p>-56028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864" calcext:value-type="float">
            <text:p>-70864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4768" calcext:value-type="float">
            <text:p>-8476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99664" calcext:value-type="float">
            <text:p>-49966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7920" calcext:value-type="float">
            <text:p>-70792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72848" calcext:value-type="float">
            <text:p>-57284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1184" calcext:value-type="float">
            <text:p>-67118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47984" calcext:value-type="float">
            <text:p>-84798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99920" calcext:value-type="float">
            <text:p>-1999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5056" calcext:value-type="float">
            <text:p>-475056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80080" calcext:value-type="float">
            <text:p>-88008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08464" calcext:value-type="float">
            <text:p>-608464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71440" calcext:value-type="float">
            <text:p>-57144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45296" calcext:value-type="float">
            <text:p>-545296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94928" calcext:value-type="float">
            <text:p>-494928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2624" calcext:value-type="float">
            <text:p>-452624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6272" calcext:value-type="float">
            <text:p>66627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4768" calcext:value-type="float">
            <text:p>-764768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7824" calcext:value-type="float">
            <text:p>-757824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2832" calcext:value-type="float">
            <text:p>-782832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0624" calcext:value-type="float">
            <text:p>-690624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26704" calcext:value-type="float">
            <text:p>-626704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74800" calcext:value-type="float">
            <text:p>-774800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72944" calcext:value-type="float">
            <text:p>-77294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60144" calcext:value-type="float">
            <text:p>-760144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35311" calcext:value-type="float">
            <text:p>-335311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7504" calcext:value-type="float">
            <text:p>-787504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5888" calcext:value-type="float">
            <text:p>-765888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39088" calcext:value-type="float">
            <text:p>-83908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581200" calcext:value-type="float">
            <text:p>-58120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1024" calcext:value-type="float">
            <text:p>-471024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1696" calcext:value-type="float">
            <text:p>-511696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45023" calcext:value-type="float">
            <text:p>-545023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1040" calcext:value-type="float">
            <text:p>-56104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18208" calcext:value-type="float">
            <text:p>-618208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01520" calcext:value-type="float">
            <text:p>-401520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8000" calcext:value-type="float">
            <text:p>-40800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6240" calcext:value-type="float">
            <text:p>-456240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2608" calcext:value-type="float">
            <text:p>-47260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28464" calcext:value-type="float">
            <text:p>-228464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96432" calcext:value-type="float">
            <text:p>-996432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21904" calcext:value-type="float">
            <text:p>-821904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38912" calcext:value-type="float">
            <text:p>-838912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9344" calcext:value-type="float">
            <text:p>-74934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6448" calcext:value-type="float">
            <text:p>-706448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1232" calcext:value-type="float">
            <text:p>-72123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26624" calcext:value-type="float">
            <text:p>-726624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22400" calcext:value-type="float">
            <text:p>-722400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2448" calcext:value-type="float">
            <text:p>-722448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67952" calcext:value-type="float">
            <text:p>-667952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9152" calcext:value-type="float">
            <text:p>-699152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9648" calcext:value-type="float">
            <text:p>-45964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9456" calcext:value-type="float">
            <text:p>-689456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2848" calcext:value-type="float">
            <text:p>-72284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44432" calcext:value-type="float">
            <text:p>-844432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7760" calcext:value-type="float">
            <text:p>-70776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3888" calcext:value-type="float">
            <text:p>-693888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30352" calcext:value-type="float">
            <text:p>-530352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1584" calcext:value-type="float">
            <text:p>-451584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35664" calcext:value-type="float">
            <text:p>-435664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74736" calcext:value-type="float">
            <text:p>-874736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47712" calcext:value-type="float">
            <text:p>-347712</text:p>
          </table:table-cell>
          <table:table-cell/>
        </table:table-row>
      </table:table>
      <table:table table:name="Windows 8 Java 8 Orac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0" number:min-integer-digits="3">
        <number:embedded-text number:position="2">.</number:embedded-text>
      </number:number>
    </number:number-style>
    <number:number-style style:name="N110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20:33:52.638264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a Obrok</meta:initial-creator>
    <meta:creation-date>2015-03-16T21:25:17.186428827</meta:creation-date>
    <dc:date>2015-03-18T20:56:37.745959239</dc:date>
    <dc:creator>Beata Obrok</dc:creator>
    <meta:editing-duration>PT5M16S</meta:editing-duration>
    <meta:editing-cycles>6</meta:editing-cycles>
    <meta:generator>LibreOffice/4.2.7.2$Linux_X86_64 LibreOffice_project/420m0$Build-2</meta:generator>
    <meta:document-statistic meta:table-count="4" meta:cell-count="1236" meta:object-count="0"/>
  </office:meta>
</office:document-meta>
</file>